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3000003B832AF7E16AF32923E.png" manifest:media-type="image/png"/>
  <manifest:file-entry manifest:full-path="Pictures/10000000000005BF000003849C733BC19F0DB157.png" manifest:media-type="image/png"/>
  <manifest:file-entry manifest:full-path="Pictures/10000000000005B3000003840CE7936769F1DF8F.png" manifest:media-type="image/png"/>
  <manifest:file-entry manifest:full-path="Pictures/10000000000005BF00000384177A2CD17A21801D.png" manifest:media-type="image/png"/>
  <manifest:file-entry manifest:full-path="Pictures/1000000000000188000001F3EA868F2E7306E985.png" manifest:media-type="image/png"/>
  <manifest:file-entry manifest:full-path="Pictures/10000000000005BF000003843958FF57A0E86F43.png" manifest:media-type="image/png"/>
  <manifest:file-entry manifest:full-path="Pictures/100000000000018A0000022B236E8F323CCBC9C4.png" manifest:media-type="image/png"/>
  <manifest:file-entry manifest:full-path="Pictures/10000000000005BF000003846D38CDDC76BE0344.png" manifest:media-type="image/png"/>
  <manifest:file-entry manifest:full-path="Pictures/100000000000018A0000022B30122E9938B49EB1.png" manifest:media-type="image/png"/>
  <manifest:file-entry manifest:full-path="Pictures/10000000000005BF0000038405E5D4992F427B68.png" manifest:media-type="image/png"/>
  <manifest:file-entry manifest:full-path="Pictures/1000000000000617000003AF0A4529791130021A.png" manifest:media-type="image/png"/>
  <manifest:file-entry manifest:full-path="Pictures/10000000000005BF000003845A0AFA995B70D2DC.png" manifest:media-type="image/png"/>
  <manifest:file-entry manifest:full-path="Pictures/100000000000018A0000022B9AB185C96750FA56.png" manifest:media-type="image/png"/>
  <manifest:file-entry manifest:full-path="Pictures/10000000000005BF000003848671C745E33E98E3.png" manifest:media-type="image/png"/>
  <manifest:file-entry manifest:full-path="Pictures/1000000000000188000001F323E66E2B8A651333.png" manifest:media-type="image/png"/>
  <manifest:file-entry manifest:full-path="Pictures/10000000000005BF00000384EEB6598AED2786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35cm" svg:stroke-color="#fc5c00" draw:marker-start-width="0.252cm" draw:marker-end-width="0.252cm" draw:fill="none" draw:fill-color="#fc5c00" draw:textarea-horizontal-align="justify" draw:textarea-vertical-align="middle" draw:auto-grow-height="false" fo:min-height="6.25cm" fo:min-width="1cm" fo:padding-top="0.142cm" fo:padding-bottom="0.142cm" fo:padding-left="0.267cm" fo:padding-right="0.267cm"/>
    </style:style>
    <style:style style:name="pr1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c5c00"/>
      <style:paragraph-properties fo:text-align="center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1cm" svg:height="2.384cm" svg:x="0cm" svg:y="0cm">
          <draw:text-box>
            <text:p>Z-score par Patient = Evaluation relative de ce qui + / - efficace pour chaque patient</text:p>
          </draw:text-box>
        </draw:frame>
        <draw:frame draw:style-name="gr2" draw:text-style-name="P2" draw:layer="layout" svg:width="18.999cm" svg:height="11.719cm" svg:x="1.002cm" svg:y="13.281cm">
          <draw:image xlink:href="Pictures/10000000000005B3000003840CE7936769F1DF8F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11.624cm" svg:x="1cm" svg:y="2.376cm">
          <draw:image xlink:href="Pictures/10000000000005BF000003846D38CDDC76BE0344.png" xlink:type="simple" xlink:show="embed" xlink:actuate="onLoad" draw:mime-type="image/png">
            <text:p/>
          </draw:image>
        </draw:frame>
        <draw:frame draw:style-name="gr1" draw:text-style-name="P4" draw:layer="layout" svg:width="7cm" svg:height="2.384cm" svg:x="6.5cm" svg:y="2cm">
          <draw:text-box>
            <text:p text:style-name="P3"><text:span text:style-name="T1">Glofitamab 0.01nM</text:span></text:p>
          </draw:text-box>
        </draw:frame>
        <draw:frame draw:style-name="gr3" draw:text-style-name="P6" draw:layer="layout" svg:width="21cm" svg:height="1cm" svg:x="1.001cm" svg:y="13cm">
          <draw:text-box>
            <text:p text:style-name="P5"><text:span text:style-name="T2">Stats unpaired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18.999cm" svg:height="11.624cm" svg:x="1.001cm" svg:y="13.376cm">
          <draw:image xlink:href="Pictures/10000000000005BF00000384177A2CD17A21801D.png" xlink:type="simple" xlink:show="embed" xlink:actuate="onLoad" draw:mime-type="image/png">
            <text:p/>
          </draw:image>
        </draw:frame>
        <draw:custom-shape draw:style-name="gr5" draw:text-style-name="P8" draw:layer="layout" svg:width="1.5cm" svg:height="6.5cm" svg:x="15.8cm" svg:y="13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99cm" svg:height="11.624cm" svg:x="1.001cm" svg:y="1cm">
          <draw:image xlink:href="Pictures/10000000000005BF000003843958FF57A0E86F43.png" xlink:type="simple" xlink:show="embed" xlink:actuate="onLoad" draw:mime-type="image/png">
            <text:p/>
          </draw:image>
        </draw:frame>
        <draw:frame draw:style-name="gr1" draw:text-style-name="P4" draw:layer="layout" svg:width="7cm" svg:height="2.384cm" svg:x="6.5cm" svg:y="0.616cm">
          <draw:text-box>
            <text:p text:style-name="P3"><text:span text:style-name="T1">Glofitamab 0.1nM</text:span></text:p>
          </draw:text-box>
        </draw:frame>
        <draw:frame draw:style-name="gr3" draw:text-style-name="P6" draw:layer="layout" svg:width="3.088cm" svg:height="1cm" svg:x="1cm" svg:y="25.501cm">
          <draw:text-box>
            <text:p text:style-name="P5"><text:span text:style-name="T2">Stats paired</text:span></text:p>
          </draw:text-box>
        </draw:frame>
        <draw:frame draw:style-name="gr2" draw:text-style-name="P2" draw:layer="layout" svg:width="4.412cm" svg:height="6.215cm" svg:x="4.088cm" svg:y="23.486cm">
          <draw:image xlink:href="Pictures/100000000000018A0000022B236E8F323CCBC9C4.png" xlink:type="simple" xlink:show="embed" xlink:actuate="onLoad" draw:mime-type="image/png">
            <text:p/>
          </draw:image>
        </draw:frame>
        <draw:frame draw:style-name="gr2" draw:text-style-name="P2" draw:layer="layout" svg:width="4.331cm" svg:height="6.1cm" svg:x="9.031cm" svg:y="23.501cm">
          <draw:image xlink:href="Pictures/100000000000018A0000022B30122E9938B49EB1.png" xlink:type="simple" xlink:show="embed" xlink:actuate="onLoad" draw:mime-type="image/png">
            <text:p/>
          </draw:image>
        </draw:frame>
        <draw:frame draw:style-name="gr3" draw:text-style-name="P6" draw:layer="layout" svg:width="21cm" svg:height="1cm" svg:x="1.001cm" svg:y="12.624cm">
          <draw:text-box>
            <text:p text:style-name="P5"><text:span text:style-name="T2">Stats unpaired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2" draw:layer="layout" svg:width="18.999cm" svg:height="11.624cm" svg:x="1cm" svg:y="1cm">
          <draw:image xlink:href="Pictures/10000000000005BF000003845A0AFA995B70D2DC.png" xlink:type="simple" xlink:show="embed" xlink:actuate="onLoad" draw:mime-type="image/png">
            <text:p/>
          </draw:image>
        </draw:frame>
        <draw:frame draw:style-name="gr1" draw:text-style-name="P4" draw:layer="layout" svg:width="7cm" svg:height="2.384cm" svg:x="6cm" svg:y="0.5cm">
          <draw:text-box>
            <text:p text:style-name="P3"><text:span text:style-name="T1">Glofitamab 1nM</text:span></text:p>
          </draw:text-box>
        </draw:frame>
        <draw:frame draw:style-name="gr2" draw:text-style-name="P2" draw:layer="layout" svg:width="18.999cm" svg:height="11.491cm" svg:x="1.001cm" svg:y="12.624cm">
          <draw:image xlink:href="Pictures/1000000000000617000003AF0A4529791130021A.png" xlink:type="simple" xlink:show="embed" xlink:actuate="onLoad" draw:mime-type="image/png">
            <text:p/>
          </draw:image>
        </draw:frame>
        <draw:frame draw:style-name="gr2" draw:text-style-name="P2" draw:layer="layout" svg:width="3.92cm" svg:height="5.521cm" svg:x="5.58cm" svg:y="22.979cm">
          <draw:image xlink:href="Pictures/100000000000018A0000022B9AB185C96750FA56.png" xlink:type="simple" xlink:show="embed" xlink:actuate="onLoad" draw:mime-type="image/png">
            <text:p/>
          </draw:image>
        </draw:frame>
        <draw:frame draw:style-name="gr3" draw:text-style-name="P6" draw:layer="layout" svg:width="3.088cm" svg:height="1cm" svg:x="1cm" svg:y="25.501cm">
          <draw:text-box>
            <text:p text:style-name="P5"><text:span text:style-name="T2">Stats paired</text:span></text:p>
          </draw:text-box>
        </draw:frame>
        <draw:frame draw:style-name="gr2" draw:text-style-name="P2" draw:layer="layout" svg:width="4cm" svg:height="5.092cm" svg:x="9.5cm" svg:y="23.1cm">
          <draw:image xlink:href="Pictures/1000000000000188000001F323E66E2B8A651333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5.09cm" svg:x="13.5cm" svg:y="23.202cm">
          <draw:image xlink:href="Pictures/1000000000000188000001F3EA868F2E7306E985.png" xlink:type="simple" xlink:show="embed" xlink:actuate="onLoad" draw:mime-type="image/png">
            <text:p/>
          </draw:image>
        </draw:frame>
        <draw:frame draw:style-name="gr3" draw:text-style-name="P6" draw:layer="layout" svg:width="21cm" svg:height="1cm" svg:x="1.001cm" svg:y="12cm">
          <draw:text-box>
            <text:p text:style-name="P5"><text:span text:style-name="T2">Stats unpaired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2" draw:layer="layout" svg:width="18.999cm" svg:height="11.624cm" svg:x="1cm" svg:y="2.1cm">
          <draw:image xlink:href="Pictures/10000000000005BF00000384EEB6598AED278650.png" xlink:type="simple" xlink:show="embed" xlink:actuate="onLoad" draw:mime-type="image/png">
            <text:p/>
          </draw:image>
        </draw:frame>
        <draw:frame draw:style-name="gr1" draw:text-style-name="P4" draw:layer="layout" svg:width="7cm" svg:height="2.384cm" svg:x="8.5cm" svg:y="0.916cm">
          <draw:text-box>
            <text:p text:style-name="P3"><text:span text:style-name="T1">TIGIT</text:span></text:p>
          </draw:text-box>
        </draw:frame>
        <draw:frame draw:style-name="gr2" draw:text-style-name="P2" draw:layer="layout" svg:width="18.999cm" svg:height="11.624cm" svg:x="1cm" svg:y="14.876cm">
          <draw:image xlink:href="Pictures/10000000000005BF000003848671C745E33E98E3.png" xlink:type="simple" xlink:show="embed" xlink:actuate="onLoad" draw:mime-type="image/png">
            <text:p/>
          </draw:image>
        </draw:frame>
        <draw:frame draw:style-name="gr1" draw:text-style-name="P4" draw:layer="layout" svg:width="7cm" svg:height="2.384cm" svg:x="8cm" svg:y="13.724cm">
          <draw:text-box>
            <text:p text:style-name="P3"><text:span text:style-name="T1">PD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2" draw:layer="layout" svg:width="18.999cm" svg:height="11.624cm" svg:x="1.001cm" svg:y="1.876cm">
          <draw:image xlink:href="Pictures/10000000000005BF0000038405E5D4992F427B68.png" xlink:type="simple" xlink:show="embed" xlink:actuate="onLoad" draw:mime-type="image/png">
            <text:p/>
          </draw:image>
        </draw:frame>
        <draw:frame draw:style-name="gr1" draw:text-style-name="P4" draw:layer="layout" svg:width="7cm" svg:height="2.384cm" svg:x="7.5cm" svg:y="1cm">
          <draw:text-box>
            <text:p text:style-name="P3"><text:span text:style-name="T1">αCD19-41BBL</text:span></text:p>
          </draw:text-box>
        </draw:frame>
        <draw:frame draw:style-name="gr2" draw:text-style-name="P2" draw:layer="layout" svg:width="18.999cm" svg:height="11.624cm" svg:x="1cm" svg:y="14.5cm">
          <draw:image xlink:href="Pictures/10000000000005BF000003849C733BC19F0DB157.png" xlink:type="simple" xlink:show="embed" xlink:actuate="onLoad" draw:mime-type="image/png">
            <text:p/>
          </draw:image>
        </draw:frame>
        <draw:frame draw:style-name="gr1" draw:text-style-name="P4" draw:layer="layout" svg:width="7cm" svg:height="2.384cm" svg:x="7cm" svg:y="13.616cm">
          <draw:text-box>
            <text:p text:style-name="P3"><text:span text:style-name="T1">α</text:span><text:span text:style-name="T1">CD79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4" draw:layer="layout" svg:width="7cm" svg:height="2.384cm" svg:x="7.5cm" svg:y="1cm">
          <draw:text-box>
            <text:p text:style-name="P3"><text:span text:style-name="T1">PDL1</text:span></text:p>
          </draw:text-box>
        </draw:frame>
        <draw:frame draw:style-name="gr2" draw:text-style-name="P2" draw:layer="layout" svg:width="18.999cm" svg:height="12.261cm" svg:x="1.001cm" svg:y="2cm">
          <draw:image xlink:href="Pictures/10000000000005C3000003B832AF7E16AF32923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Standard" style:page-layout-name="PM1" draw:style-name="Mdp1">
      <draw:frame presentation:style-name="Standard-title" draw:layer="backgroundobjects" svg:width="17.099cm" svg:height="4.625cm" svg:x="1.95cm" svg:y="2.103cm" presentation:class="title" presentation:placeholder="true">
        <draw:text-box/>
      </draw:frame>
      <draw:frame presentation:style-name="Standard-outline1" draw:layer="backgroundobjects" svg:width="17.099cm" svg:height="16.065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08cm" svg:x="7.497cm" svg:y="26.23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08cm" svg:x="14.622cm" svg:y="26.233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9T09:25:43.602332644</meta:creation-date>
    <dc:date>2025-04-09T14:03:34.934959283</dc:date>
    <meta:editing-duration>PT2S</meta:editing-duration>
    <meta:editing-cycles>1</meta:editing-cycles>
    <meta:document-statistic meta:object-count="64"/>
    <meta:generator>LibreOffice/7.3.7.2$Linux_X86_64 LibreOffice_project/30$Build-2</meta:generator>
  </office:meta>
</office:document-meta>
</file>